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11a91" officeooo:paragraph-rsid="00111a91"/>
    </style:style>
    <style:style style:name="P2" style:family="paragraph" style:parent-style-name="Preformatted_20_Text">
      <style:text-properties officeooo:rsid="00111a91" officeooo:paragraph-rsid="00111a91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laurent.brehelin@lirmm.fr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from a1.relay.syrhano.net (a1.relay.syrhano.net [193.52.218.20])</text:p>
      <text:p text:style-name="P1"/>
      <text:p text:style-name="P1"><text:tab/>by asso.crihan.fr (Postfix) with ESMTP id 6D2CA26801D</text:p>
      <text:p text:style-name="P1"/>
      <text:p text:style-name="P1"><text:tab/>for &lt;bioinfo@sfbi.fr&gt;; Fri, 23 May 2014 15:41:23 +0200 (CEST)</text:p>
      <text:p text:style-name="P1"/>
      <text:p text:style-name="P1">X-IronPort-Anti-Spam-Filtered: true</text:p>
      <text:p text:style-name="P1"/>
      <text:p text:style-name="P1">X-IronPort-Anti-Spam-Result: AqABAEdPf1PBMWgenGdsb2JhbABasXaYCxYOAQEBAQEICwkJFCiCOIEpDCgBBFyIRaMutFMXjWV+DIQqBJBPiSOVH4FC</text:p>
      <text:p text:style-name="P1"/>
      <text:p text:style-name="P1">X-IronPort-AV: E=Sophos;i="4.98,893,1392159600"; </text:p>
      <text:p text:style-name="P1"/>
      <text:p text:style-name="P1"><text:s text:c="3"/>d="scan'208";a="67317487"</text:p>
      <text:p text:style-name="P1"/>
      <text:p text:style-name="P1">Received: from kirkenes.lirmm.fr ([193.49.104.30])</text:p>
      <text:p text:style-name="P1"/>
      <text:p text:style-name="P1"><text:s text:c="2"/>by a-mx1.relay.syrhano.net with ESMTP; 23 May 2014 15:41:22 +0200</text:p>
      <text:p text:style-name="P1"/>
      <text:p text:style-name="P1">Received: from tabarnak (tabarnak.lirmm.fr [193.49.107.51])</text:p>
      <text:p text:style-name="P1"/>
      <text:p text:style-name="P1"><text:tab/>by kirkenes.lirmm.fr (Postfix) with ESMTPSA id B0BB1A5043</text:p>
      <text:p text:style-name="P1"/>
      <text:p text:style-name="P1"><text:tab/>for &lt;bioinfo@sfbi.fr&gt;; Fri, 23 May 2014 15:41:21 +0200 (CEST)</text:p>
      <text:p text:style-name="P1"/>
      <text:p text:style-name="P1">From: brehelin &lt;laurent.brehelin@lirmm.fr&gt;</text:p>
      <text:p text:style-name="P1"/>
      <text:p text:style-name="P1">To: bioinfo@sfbi.fr</text:p>
      <text:p text:style-name="P1"/>
      <text:p text:style-name="P1">Date: Fri, 23 May 2014 15:41:21 +0200</text:p>
      <text:p text:style-name="P1"/>
      <text:p text:style-name="P1">Message-ID: &lt;8761kwehoe.fsf@lirmm.fr&gt;</text:p>
      <text:p text:style-name="P1"/>
      <text:p text:style-name="P1">User-Agent: Gnus/5.13 (Gnus v5.13) Emacs/23.3 (gnu/linux)</text:p>
      <text:p text:style-name="P1"/>
      <text:p text:style-name="P1">MIME-Version: 1.0</text:p>
      <text:p text:style-name="P1"/>
      <text:p text:style-name="P1">Content-Type: text/plain; charset=iso-8859-1</text:p>
      <text:p text:style-name="P1"/>
      <text:p text:style-name="P1">Content-Transfer-Encoding: quoted-printable</text:p>
      <text:p text:style-name="P1"/>
      <text:p text:style-name="P1">X-Validation-by: laurent.mouchard@univ-rouen.fr</text:p>
      <text:p text:style-name="P1"/>
      <text:p text:style-name="P1">Subject: [bioinfo] Postdoc position (Montpellier): Discovering <text:span text:style-name="T1">RNA motifs</text:span> bound by <text:span text:style-name="T1">RNA-binding proteins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Metazoan genomes</text:span> <text:s/>encode hundreds of RNA-binding <text:s/>proteins (RBPs), which</text:p>
      <text:p text:style-name="P1"/>
      <text:p text:style-name="P1">form d<text:span text:style-name="T1">ynamic interactions</text:span> with <text:s/><text:span text:style-name="T1">coding and non-coding RNAs</text:span> in functional</text:p>
      <text:p text:style-name="P1"/>
      <text:p text:style-name="P1">units <text:s/>called <text:s/><text:span text:style-name="T1">ribonucleoproteins</text:span> <text:s/>(<text:span text:style-name="T1">RNPs</text:span>). <text:s/>The <text:s/>formation <text:s/>of <text:s/>RNPs <text:s/>is</text:p>
      <text:p text:style-name="P1"/>
      <text:p text:style-name="P1">governed by specific molecular <text:s/>determinants, in particular specific RNA</text:p>
      <text:p text:style-name="P1"/>
      <text:p text:style-name="P1">motifs <text:s/>and <text:s/>structures. <text:s/>Deciphering <text:s text:c="2"/>these <text:s/>mechanisms <text:s/>is <text:s/>of <text:s/>prime</text:p>
      <text:p text:style-name="P1"/>
      <text:p text:style-name="P1">importance because strong evidences show <text:s/>that RBPs are involved in many</text:p>
      <text:p text:style-name="P1"/>
      <text:p text:style-name="P1"><text:span text:style-name="T1">human diseases</text:span> <text:s/>ranging from n<text:span text:style-name="T1">eurological disorders</text:span> to <text:s/><text:span text:style-name="T1">AIDS</text:span> and <text:span text:style-name="T1">cancers</text:span></text:p>
      <text:p text:style-name="P1"/>
      <text:p text:style-name="P1">(Lukong et al., Trends Genet, 2008).</text:p>
      <text:p text:style-name="P1"/>
      <text:p text:style-name="P1"/>
      <text:p text:style-name="P1"/>
      <text:p text:style-name="P1">Motif <text:s/>discovery <text:s/>is one <text:s/>of <text:s/>the most <text:s/>ancient <text:s/>fields <text:s/>of <text:span text:style-name="T1">research</text:span> <text:s/>in</text:p>
      <text:p text:style-name="P1"/>
      <text:p text:style-name="P1"><text:span text:style-name="T1">bioinformatics</text:span>, <text:s/>and <text:s/>numerous approaches <text:s/>for <text:s/>this <text:s/>problem have <text:s/>been</text:p>
      <text:p text:style-name="P1"/>
      <text:p text:style-name="P1">proposed in the context of DNA (for example our method in Lajoie et al.,</text:p>
      <text:p text:style-name="P1"/>
      <text:p text:style-name="P1">Genome <text:s/>Bio. 2012). <text:s/>However, <text:s/>because <text:s/>they do <text:s/>not <text:s/>take into <text:s/>account</text:p>
      <text:p text:style-name="P1"/>
      <text:p text:style-name="P1">several fundamental aspects <text:s/>of RNA it is still <text:s/>very difficult <text:span text:style-name="T1">to infer</text:span></text:p>
      <text:p text:style-name="P2"/>
      <text:p text:style-name="P1"><text:span text:style-name="T1">RBP <text:s/>preferences</text:span> <text:s/>with <text:s/>these <text:s/>approaches. <text:s/>We <text:s/>are <text:s/>seeking <text:s/>a <text:s/>postdoc</text:p>
      <text:p text:style-name="P1"/>
      <text:p text:style-name="P1">candidate <text:s/>to develop <text:s/>a new <text:s/>computational approach <text:s/>dedicated <text:s/>to this</text:p>
      <text:p text:style-name="P1"/>
      <text:p text:style-name="P1">specific problem.</text:p>
      <text:p text:style-name="P1"/>
      <text:p text:style-name="P1"/>
      <text:p text:style-name="P1"/>
      <text:p text:style-name="P1">The successful candidate will <text:s/>have strong <text:span text:style-name="T1">programming skill</text:span> (preferably</text:p>
      <text:p text:style-name="P1"/>
      <text:p text:style-name="P1">C++) <text:s/>and good <text:s/>knowledge in <text:s/>one or <text:s/>several of <text:s/>the <text:s/>following topics:</text:p>
      <text:p text:style-name="P1"/>
      <text:p text:style-name="P1"><text:span text:style-name="T1">probabilistic models</text:span> and <text:span text:style-name="T1">statistic</text:span>, <text:span text:style-name="T1">motif discovery</text:span>, <text:span text:style-name="T1">RNA structure</text:span>, <text:span text:style-name="T1">gene</text:span></text:p>
      <text:p text:style-name="P2"/>
      <text:p text:style-name="P2">expression data</text:p>
      <text:p text:style-name="P1"/>
      <text:p text:style-name="P1"/>
      <text:p text:style-name="P1"/>
      <text:p text:style-name="P1">Lab: LIRMM/IBC, Montpellier</text:p>
      <text:p text:style-name="P1"/>
      <text:p text:style-name="P1"/>
      <text:p text:style-name="P1"/>
      <text:p text:style-name="P1">If you are interested, please contact Laurent Bréhélin (brehelin@lirmm.</text:p>
      <text:p text:style-name="P1">fr)</text:p>
      <text:p text:style-name="P1"/>
      <text:p text:style-name="P1">and Charles Lecellier (charles.lecellier@igmm.cnrs.fr) before June 15 2014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7:42:54.413935347</dc:date>
    <meta:editing-duration>PT3M11S</meta:editing-duration>
    <meta:editing-cycles>1</meta:editing-cycles>
    <meta:document-statistic meta:table-count="0" meta:image-count="0" meta:object-count="0" meta:page-count="2" meta:paragraph-count="50" meta:word-count="317" meta:character-count="2765" meta:non-whitespace-character-count="2420"/>
    <meta:generator>LibreOffice/4.4.5.2$Linux_X86_64 LibreOffice_project/40m0$Build-2</meta:generator>
  </office:meta>
</office:document-meta>
</file>